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2.448cm"/>
    </style:style>
    <style:style style:name="Tabella1.B" style:family="table-column">
      <style:table-column-properties style:column-width="14.55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jQuery Traversing Methods</text:h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ethod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add.asp" text:style-name="Internet_20_link" text:visited-style-name="Visited_20_Internet_20_Link">add()</text:a></text:p>
          </table:table-cell>
          <table:table-cell table:style-name="Tabella1.A1" office:value-type="string">
            <text:p text:style-name="Table_20_Contents">Adds elements to the set of matched elements</text:p>
          </table:table-cell>
        </table:table-row>
        <table:table-row>
          <table:table-cell table:style-name="Tabella1.A1" office:value-type="string">
            <text:p text:style-name="Table_20_Contents">addBack()</text:p>
          </table:table-cell>
          <table:table-cell table:style-name="Tabella1.A1" office:value-type="string">
            <text:p text:style-name="Table_20_Contents">Adds the previous set of elements to the current set</text:p>
          </table:table-cell>
        </table:table-row>
        <table:table-row>
          <table:table-cell table:style-name="Tabella1.A1" office:value-type="string">
            <text:p text:style-name="Table_20_Contents">andSelf()</text:p>
          </table:table-cell>
          <table:table-cell table:style-name="Tabella1.A1" office:value-type="string">
            <text:p text:style-name="Table_20_Contents">Deprecated in version 1.8. An alias for addBack(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children.asp" text:style-name="Internet_20_link" text:visited-style-name="Visited_20_Internet_20_Link">children()</text:a></text:p>
          </table:table-cell>
          <table:table-cell table:style-name="Tabella1.A1" office:value-type="string">
            <text:p text:style-name="Table_20_Contents">Returns all direct children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closest.asp" text:style-name="Internet_20_link" text:visited-style-name="Visited_20_Internet_20_Link">closest()</text:a></text:p>
          </table:table-cell>
          <table:table-cell table:style-name="Tabella1.A1" office:value-type="string">
            <text:p text:style-name="Table_20_Contents">Returns the first ancestor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contents.asp" text:style-name="Internet_20_link" text:visited-style-name="Visited_20_Internet_20_Link">contents()</text:a></text:p>
          </table:table-cell>
          <table:table-cell table:style-name="Tabella1.A1" office:value-type="string">
            <text:p text:style-name="Table_20_Contents">Returns all direct children of the selected element (including text and comment nodes)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each.asp" text:style-name="Internet_20_link" text:visited-style-name="Visited_20_Internet_20_Link">each()</text:a></text:p>
          </table:table-cell>
          <table:table-cell table:style-name="Tabella1.A1" office:value-type="string">
            <text:p text:style-name="Table_20_Contents">Executes a function for each matched element</text:p>
          </table:table-cell>
        </table:table-row>
        <table:table-row>
          <table:table-cell table:style-name="Tabella1.A1" office:value-type="string">
            <text:p text:style-name="Table_20_Contents">end()</text:p>
          </table:table-cell>
          <table:table-cell table:style-name="Tabella1.A1" office:value-type="string">
            <text:p text:style-name="Table_20_Contents">Ends the most recent filtering operation in the current chain, and return the set of matched elements to its previous state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eq.asp" text:style-name="Internet_20_link" text:visited-style-name="Visited_20_Internet_20_Link">eq()</text:a></text:p>
          </table:table-cell>
          <table:table-cell table:style-name="Tabella1.A1" office:value-type="string">
            <text:p text:style-name="Table_20_Contents">Returns an element with a specific index number of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filter.asp" text:style-name="Internet_20_link" text:visited-style-name="Visited_20_Internet_20_Link">filter()</text:a></text:p>
          </table:table-cell>
          <table:table-cell table:style-name="Tabella1.A1" office:value-type="string">
            <text:p text:style-name="Table_20_Contents">Reduce the set of matched elements to those that match the selector or pass the function's tes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find.asp" text:style-name="Internet_20_link" text:visited-style-name="Visited_20_Internet_20_Link">find()</text:a></text:p>
          </table:table-cell>
          <table:table-cell table:style-name="Tabella1.A1" office:value-type="string">
            <text:p text:style-name="Table_20_Contents">Returns descendant elements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first.asp" text:style-name="Internet_20_link" text:visited-style-name="Visited_20_Internet_20_Link">first()</text:a></text:p>
          </table:table-cell>
          <table:table-cell table:style-name="Tabella1.A1" office:value-type="string">
            <text:p text:style-name="Table_20_Contents">Returns the first element of the selected ele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has.asp" text:style-name="Internet_20_link" text:visited-style-name="Visited_20_Internet_20_Link">has()</text:a></text:p>
          </table:table-cell>
          <table:table-cell table:style-name="Tabella1.A1" office:value-type="string">
            <text:p text:style-name="Table_20_Contents">Returns all elements that have one or more elements inside of them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is.asp" text:style-name="Internet_20_link" text:visited-style-name="Visited_20_Internet_20_Link">is()</text:a></text:p>
          </table:table-cell>
          <table:table-cell table:style-name="Tabella1.A1" office:value-type="string">
            <text:p text:style-name="Table_20_Contents">Checks the set of matched elements against a selector/element/jQuery object, and return true if at least one of these elements matches the given argu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last.asp" text:style-name="Internet_20_link" text:visited-style-name="Visited_20_Internet_20_Link">last()</text:a></text:p>
          </table:table-cell>
          <table:table-cell table:style-name="Tabella1.A1" office:value-type="string">
            <text:p text:style-name="Table_20_Contents">Returns the last element of the selected elements</text:p>
          </table:table-cell>
        </table:table-row>
        <table:table-row>
          <table:table-cell table:style-name="Tabella1.A1" office:value-type="string">
            <text:p text:style-name="Table_20_Contents">map()</text:p>
          </table:table-cell>
          <table:table-cell table:style-name="Tabella1.A1" office:value-type="string">
            <text:p text:style-name="Table_20_Contents">Passes each element in the matched set through a function, producing a new jQuery object containing the return value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next.asp" text:style-name="Internet_20_link" text:visited-style-name="Visited_20_Internet_20_Link">next()</text:a></text:p>
          </table:table-cell>
          <table:table-cell table:style-name="Tabella1.A1" office:value-type="string">
            <text:p text:style-name="Table_20_Contents">Returns the next sibling element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nextall.asp" text:style-name="Internet_20_link" text:visited-style-name="Visited_20_Internet_20_Link">nextAll()</text:a></text:p>
          </table:table-cell>
          <table:table-cell table:style-name="Tabella1.A1" office:value-type="string">
            <text:p text:style-name="Table_20_Contents">Returns all next sibling elements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nextuntil.asp" text:style-name="Internet_20_link" text:visited-style-name="Visited_20_Internet_20_Link">nextUntil()</text:a></text:p>
          </table:table-cell>
          <table:table-cell table:style-name="Tabella1.A1" office:value-type="string">
            <text:p text:style-name="Table_20_Contents">Returns all next sibling elements between two given argu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not.asp" text:style-name="Internet_20_link" text:visited-style-name="Visited_20_Internet_20_Link">not()</text:a></text:p>
          </table:table-cell>
          <table:table-cell table:style-name="Tabella1.A1" office:value-type="string">
            <text:p text:style-name="Table_20_Contents">Returns elements that do not match a certain criteria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offsetparent.asp" text:style-name="Internet_20_link" text:visited-style-name="Visited_20_Internet_20_Link">offsetParent()</text:a></text:p>
          </table:table-cell>
          <table:table-cell table:style-name="Tabella1.A1" office:value-type="string">
            <text:p text:style-name="Table_20_Contents">Returns the first positioned parent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arent.asp" text:style-name="Internet_20_link" text:visited-style-name="Visited_20_Internet_20_Link">parent()</text:a></text:p>
          </table:table-cell>
          <table:table-cell table:style-name="Tabella1.A1" office:value-type="string">
            <text:p text:style-name="Table_20_Contents">Returns the direct parent element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arents.asp" text:style-name="Internet_20_link" text:visited-style-name="Visited_20_Internet_20_Link">parents()</text:a></text:p>
          </table:table-cell>
          <table:table-cell table:style-name="Tabella1.A1" office:value-type="string">
            <text:p text:style-name="Table_20_Contents">Returns all ancestor elements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arentsuntil.asp" text:style-name="Internet_20_link" text:visited-style-name="Visited_20_Internet_20_Link">parentsUntil()</text:a></text:p>
          </table:table-cell>
          <table:table-cell table:style-name="Tabella1.A1" office:value-type="string">
            <text:p text:style-name="Table_20_Contents">Returns all ancestor elements between two given argu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rev.asp" text:style-name="Internet_20_link" text:visited-style-name="Visited_20_Internet_20_Link">prev()</text:a></text:p>
          </table:table-cell>
          <table:table-cell table:style-name="Tabella1.A1" office:value-type="string">
            <text:p text:style-name="Table_20_Contents">Returns the previous sibling element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revall.asp" text:style-name="Internet_20_link" text:visited-style-name="Visited_20_Internet_20_Link">prevAll()</text:a></text:p>
          </table:table-cell>
          <table:table-cell table:style-name="Tabella1.A1" office:value-type="string">
            <text:p text:style-name="Table_20_Contents">Returns all previous sibling elements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prevuntil.asp" text:style-name="Internet_20_link" text:visited-style-name="Visited_20_Internet_20_Link">prevUntil()</text:a></text:p>
          </table:table-cell>
          <table:table-cell table:style-name="Tabella1.A1" office:value-type="string">
            <text:p text:style-name="Table_20_Contents">Returns all previous sibling elements between two given arguments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siblings.asp" text:style-name="Internet_20_link" text:visited-style-name="Visited_20_Internet_20_Link">siblings()</text:a></text:p>
          </table:table-cell>
          <table:table-cell table:style-name="Tabella1.A1" office:value-type="string">
            <text:p text:style-name="Table_20_Contents">Returns all sibling elements of the selected element</text:p>
          </table:table-cell>
        </table:table-row>
        <table:table-row>
          <table:table-cell table:style-name="Tabella1.A1" office:value-type="string">
            <text:p text:style-name="Table_20_Contents"><text:a xlink:type="simple" xlink:href="https://www.w3schools.com/jquery/traversing_slice.asp" text:style-name="Internet_20_link" text:visited-style-name="Visited_20_Internet_20_Link">slice()</text:a></text:p>
          </table:table-cell>
          <table:table-cell table:style-name="Tabella1.A1" office:value-type="string">
            <text:p text:style-name="Table_20_Contents">Reduces the set of matched elements to a subset specified by a range of indic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9:02:29.766000000</meta:creation-date>
    <dc:date>2023-01-20T19:02:55.157000000</dc:date>
    <meta:editing-duration>PT25S</meta:editing-duration>
    <meta:editing-cycles>1</meta:editing-cycles>
    <meta:document-statistic meta:table-count="1" meta:image-count="0" meta:object-count="0" meta:page-count="1" meta:paragraph-count="61" meta:word-count="341" meta:character-count="2176" meta:non-whitespace-character-count="1896"/>
    <meta:generator>LibreOffice/7.4.1.2$Windows_X86_64 LibreOffice_project/3c58a8f3a960df8bc8fd77b461821e42c061c5f0</meta:generator>
  </office:meta>
</office:document-meta>
</file>